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 style:list-style-name="WWNum15">
      <style:paragraph-properties fo:margin-top="0in" fo:margin-bottom="0in" loext:contextual-spacing="false" fo:line-height="100%"/>
    </style:style>
    <style:style style:name="P4" style:family="paragraph" style:parent-style-name="Standard" style:list-style-name="WWNum8">
      <style:paragraph-properties fo:margin-top="0in" fo:margin-bottom="0in" loext:contextual-spacing="false" fo:line-height="100%"/>
    </style:style>
    <style:style style:name="P5" style:family="paragraph" style:parent-style-name="Standard" style:list-style-name="WWNum17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" fo:font-size="11pt" fo:font-weight="bold" style:font-size-asian="11pt" style:font-weight-asian="bold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8" style:family="paragraph" style:parent-style-name="Standard">
      <style:paragraph-properties fo:margin-top="0in" fo:margin-bottom="0.1665in" loext:contextual-spacing="false" fo:line-height="100%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alibri" fo:font-size="11pt" style:font-size-asian="11pt"/>
    </style:style>
    <style:style style:name="P10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indent="-0.1252in" style:auto-text-indent="false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1252in" fo:margin-right="0in" fo:margin-top="0in" fo:margin-bottom="0in" loext:contextual-spacing="false" fo:line-height="100%" fo:text-indent="0in" style:auto-text-indent="false"/>
      <style:text-properties style:font-name="Calibri" fo:font-size="11pt" style:font-size-asian="11pt"/>
    </style:style>
    <style:style style:name="T1" style:family="text">
      <style:text-properties style:font-name="Calibri" fo:font-size="22pt" fo:font-weight="bold" style:font-size-asian="22pt" style:font-weight-asian="bold" style:font-size-complex="22pt"/>
    </style:style>
    <style:style style:name="T2" style:family="text">
      <style:text-properties style:font-name="Calibri" fo:font-size="11pt" style:font-size-asian="11pt"/>
    </style:style>
    <style:style style:name="T3" style:family="text">
      <style:text-properties style:font-name="Calibri" fo:font-size="11pt" fo:font-weight="bold" style:font-size-asian="11pt" style:font-weight-asian="bold"/>
    </style:style>
    <style:style style:name="T4" style:family="text">
      <style:text-properties style:font-name="Calibri" fo:font-size="11pt" fo:font-style="italic" style:font-size-asian="11pt" style:font-style-asian="italic"/>
    </style:style>
    <style:style style:name="T5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Calibri" fo:font-size="10pt" style:font-size-asian="10pt" style:font-size-complex="10pt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ajok Francis Ring</text:span></text:p>
      <text:p text:style-name="P2"><text:a xlink:type="simple" xlink:href="mailto:mring3@ucmerced.edu" text:style-name="Internet_20_link" text:visited-style-name="Visited_20_Internet_20_Link"><text:span text:style-name="T2">mring3@ucmerced.edu</text:span></text:a></text:p>
      <text:p text:style-name="P2"><text:a xlink:type="simple" xlink:href="https://github.com/ringmaj" text:style-name="Internet_20_link" text:visited-style-name="Visited_20_Internet_20_Link"><text:span text:style-name="T2">https://github.com/ringmaj</text:span></text:a></text:p>
      <text:p text:style-name="P2"><text:span text:style-name="T2">Mobile: (858) 925-3768</text:span></text:p>
      <text:p text:style-name="P1"><text:span text:style-name="T5">EDUCATION</text:span></text:p>
      <text:p text:style-name="P1"><text:span text:style-name="T3">University of California, Merced<text:tab/><text:tab/><text:tab/><text:tab/><text:tab/><text:tab/> <text:s text:c="20"/>2014 – 2018</text:span></text:p>
      <text:p text:style-name="P8"><text:span text:style-name="T2">Computer Science and Engineering <text:s text:c="109"/>GPA: 3.2</text:span></text:p>
      <text:p text:style-name="P1"><text:span text:style-name="T5">RELATED COURSES</text:span></text:p>
      <text:section text:style-name="Sect1" text:name="TextSection">
        <text:list xml:id="list3659052589805982196" text:style-name="WWNum15">
          <text:list-item>
            <text:p text:style-name="P3"><text:span text:style-name="T6">Data Structures</text:span></text:p>
          </text:list-item>
          <text:list-item>
            <text:p text:style-name="P3"><text:span text:style-name="T6">Intro to Object Oriented Programming</text:span></text:p>
          </text:list-item>
          <text:list-item>
            <text:p text:style-name="P3"><text:span text:style-name="T6">Computer Organization and Assembly Language</text:span></text:p>
          </text:list-item>
          <text:list-item>
            <text:p text:style-name="P3"><text:span text:style-name="T6">Computer Architecture</text:span></text:p>
          </text:list-item>
          <text:list-item>
            <text:p text:style-name="P3"><text:span text:style-name="T6">Computer Algorithms</text:span></text:p>
          </text:list-item>
          <text:list-item>
            <text:p text:style-name="P3"><text:span text:style-name="T6">Computer Graphics</text:span></text:p>
          </text:list-item>
          <text:list-item>
            <text:p text:style-name="P3"><text:span text:style-name="T6">Database Systems</text:span></text:p>
          </text:list-item>
          <text:list-item>
            <text:p text:style-name="P3"><text:span text:style-name="T6">Introduction to Artificial Intelligence</text:span></text:p>
          </text:list-item>
          <text:list-item>
            <text:p text:style-name="P3"><text:span text:style-name="T6">Discrete Math</text:span></text:p>
          </text:list-item>
          <text:list-item>
            <text:p text:style-name="P3"><text:span text:style-name="T6">Linear Algebra and Differential Equations</text:span></text:p>
          </text:list-item>
          <text:list-item>
            <text:p text:style-name="P3"><text:span text:style-name="T6">Vector Calculus</text:span></text:p>
          </text:list-item>
        </text:list>
      </text:section>
      <text:p text:style-name="P1"><text:span text:style-name="T5">SKILLS</text:span></text:p>
      <text:list xml:id="list4053159412741183351" text:style-name="WWNum1">
        <text:list-item>
          <text:p text:style-name="P10"><text:span text:style-name="T2">Programming Experience – <text:s/>Java, C++, C, Python, HTML, CSS, SQL, OpenGL, MIPS Assembly, Android</text:span></text:p>
        </text:list-item>
        <text:list-item>
          <text:p text:style-name="P10"><text:span text:style-name="T2">Other development – Git, Agile, Blender 3D Modeling, Photoshop, Illustrator, After Effects</text:span></text:p>
        </text:list-item>
      </text:list>
      <text:p text:style-name="P11"/>
      <text:p text:style-name="P1"><text:span text:style-name="T5">SCHOOL EXPERIENCE</text:span></text:p>
      <text:p text:style-name="P1"><text:span text:style-name="T3">PG&amp;E Engineering Service Learning, UC Merced <text:tab/><text:tab/><text:tab/>January 2015 – December 2015</text:span></text:p>
      <text:p text:style-name="P1"><text:span text:style-name="T2">Instructional Labs II</text:span><text:span text:style-name="T3"><text:tab/><text:tab/><text:tab/></text:span><text:bookmark text:name="_GoBack"/><text:span text:style-name="T3"><text:tab/><text:tab/><text:tab/><text:tab/><text:tab/> <text:s text:c="14"/></text:span><text:span text:style-name="T2"><text:s text:c="7"/>Spring 2015</text:span><text:bookmark text:name="_Hlk483342292"/></text:p>
      <text:list xml:id="list3271485254728175886" text:style-name="WWNum8">
        <text:list-item>
          <text:p text:style-name="P4"><text:span text:style-name="T2">Collaborated with the UC Merced Engineering Instructional Labs on the design and construction of a next-generation, high-efficiency solar-collector to be used in multiple engineering-heat-transfer instructional labs as well as in UC Merced research projects.</text:span></text:p>
        </text:list-item>
      </text:list>
      <text:p text:style-name="P1"><text:span text:style-name="T2">UAV Team<text:tab/><text:tab/><text:tab/><text:tab/><text:tab/><text:tab/><text:tab/><text:tab/><text:tab/><text:tab/> <text:s text:c="10"/>Fall 2015</text:span></text:p>
      <text:list xml:id="list25624560156505" text:continue-numbering="true" text:style-name="WWNum8">
        <text:list-item>
          <text:p text:style-name="P4"><text:span text:style-name="T2">Worked with interdisciplinary teams to develop a program which utilizes a drone to autonomously fly through a route and take processed images to detect pierce’s disease in crops.</text:span></text:p>
        </text:list-item>
        <text:list-item>
          <text:p text:style-name="P4"><text:span text:style-name="T2">Developed user interface in java and analyzed areas of concern using NDVI and OpenCV.</text:span></text:p>
        </text:list-item>
      </text:list>
      <text:p text:style-name="P9"/>
      <text:p text:style-name="P1"><text:span text:style-name="T3">The Quantitative Project, UC Merced <text:s text:c="71"/>September 2014 – Present</text:span></text:p>
      <text:p text:style-name="P1"><text:span text:style-name="T4">RNA Sequencing Analysis Web Pipeline<text:tab/><text:tab/><text:tab/><text:tab/> <text:s text:c="25"/>January 2016 – Present <text:s text:c="26"/></text:span></text:p>
      <text:list xml:id="list1141443331447670685" text:style-name="WWNum17">
        <text:list-item>
          <text:p text:style-name="P5"><text:span text:style-name="T2">Worked on developing a web pipeline for laboratory use at UC Merced. </text:span></text:p>
        </text:list-item>
        <text:list-item>
          <text:p text:style-name="P5"><text:span text:style-name="T2">This project is still in progress and utilizes PHP, HTML, CSS, Python, and SQL.</text:span></text:p>
        </text:list-item>
      </text:list>
      <text:p text:style-name="P9"/>
      <text:p text:style-name="P1"><text:span text:style-name="T3">Parking Analytics Web Application <text:s text:c="59"/>September 2016 – December 2016</text:span></text:p>
      <text:p text:style-name="P1"><text:span text:style-name="T4">Databases Project – CSE 111<text:tab/></text:span></text:p>
      <text:list xml:id="list25623485162283" text:continue-numbering="true" text:style-name="WWNum17">
        <text:list-item>
          <text:p text:style-name="P5"><text:soft-page-break/><text:span text:style-name="T2">Program where users can view a graphical layout of the campus parking lot and use analytics tools to view current occupant info (name, age, sex, parking duration) and identify data trends. Uses Java, JavaScript, HTML/CSS, and SQL.</text:span></text:p>
        </text:list-item>
      </text:list>
      <text:p text:style-name="P6"/>
      <text:p text:style-name="P1"><text:span text:style-name="T3">Recursive Tree Analysis Tool <text:s text:c="98"/>June 2017 – Present</text:span></text:p>
      <text:p text:style-name="P1"><text:span text:style-name="T4">Personal Project<text:tab/></text:span></text:p>
      <text:list xml:id="list25623316640065" text:continue-numbering="true" text:style-name="WWNum17">
        <text:list-item>
          <text:p text:style-name="P5"><text:span text:style-name="T2">A program to simplify the analysis of recursive trees by the recursion tree method. Allows users to input a recursive equation such as T(n) = 4T(n/2) + 2n2 and view the output as a detailed recursive tree. Able to view information such as depth, size of sub-problem, number of nodes, workload per node, and total workload per depth. Uses OpenGl/C++. <text:s text:c="5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2pt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ocation" style:family="paragraph" style:parent-style-name="Standard" style:default-outline-level="">
      <style:paragraph-properties fo:margin-left="0.2in" fo:margin-right="0in" fo:margin-top="0in" fo:margin-bottom="0in" loext:contextual-spacing="false" fo:line-height="110%" fo:text-indent="0in" style:auto-text-indent="false"/>
      <style:text-properties style:font-name="Calibri" fo:font-family="Calibri" style:font-family-generic="roman" style:font-pitch="variable" fo:font-size="8pt" style:font-size-asian="8pt"/>
    </style:style>
    <style:style style:name="Section_20_Heading" style:display-name="Section Heading" style:family="paragraph" style:parent-style-name="Standard" style:default-outline-level="2" style:list-style-name="">
      <style:paragraph-properties fo:margin-top="0.1665in" fo:margin-bottom="0.028in" loext:contextual-spacing="false" fo:line-height="110%"/>
      <style:text-properties fo:text-transform="uppercase" fo:color="#000000" style:font-name="Calibri" fo:font-family="Calibri" style:font-family-generic="roman" style:font-pitch="variable" fo:font-size="8pt" fo:letter-spacing="0.0071in" style:font-size-asian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Wingding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Wingdings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Wingdings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Wingding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style:font-name="Wingdings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1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mothy R</dc:title>
    <meta:initial-creator>Majok Ring</meta:initial-creator>
    <meta:editing-cycles>7</meta:editing-cycles>
    <meta:print-date>2010-02-04T23:11:00</meta:print-date>
    <meta:creation-date>2017-06-12T02:45:00</meta:creation-date>
    <dc:date>2017-07-31T02:56:22.705780906</dc:date>
    <meta:editing-duration>PT4M11S</meta:editing-duration>
    <meta:generator>LibreOffice/5.2.2.2$Linux_X86_64 LibreOffice_project/20m0$Build-2</meta:generator>
    <meta:document-statistic meta:table-count="0" meta:image-count="0" meta:object-count="0" meta:page-count="2" meta:paragraph-count="39" meta:word-count="358" meta:character-count="2867" meta:non-whitespace-character-count="2032"/>
    <meta:user-defined meta:name="AppVersion">16.0000</meta:user-defined>
    <meta:user-defined meta:name="Company">Clarks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